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row>
              <msub>
                <mi mathvariant="italic">target</mi>
                <mi>m</mi>
              </msub>
              <mo stretchy="false">=</mo>
              <msub>
                <mi mathvariant="italic">f1</mi>
                <mi>m</mi>
              </msub>
            </mrow>
            <mrow>
              <mi mathvariant="italic">w1</mi>
              <mo stretchy="false">+</mo>
              <msub>
                <mi mathvariant="italic">f2</mi>
                <mi>m</mi>
              </msub>
            </mrow>
            <mi mathvariant="italic">w2</mi>
            <mrow>
              <mn>...</mn>
              <mo stretchy="false">+</mo>
              <msub>
                <mi mathvariant="italic">fn</mi>
                <mi>m</mi>
              </msub>
            </mrow>
            <mi mathvariant="italic">wn</mi>
          </mrow>
        </mtd>
      </mtr>
      <mtr>
        <mtd>
          <mrow>
            <msub>
              <mi mathvariant="italic">residual</mi>
              <mi>m</mi>
            </msub>
            <mo stretchy="false">=</mo>
            <mrow>
              <msub>
                <mi mathvariant="italic">target</mi>
                <mi>m</mi>
              </msub>
              <mo stretchy="false">−</mo>
              <msub>
                <mi>r</mi>
                <mi>m</mi>
              </msub>
            </mrow>
          </mrow>
        </mtd>
      </mtr>
      <mtr>
        <mtd>
          <mrow>
            <mrow>
              <mi mathvariant="italic">objective</mi>
              <mo stretchy="false">=</mo>
              <munder>
                <mi mathvariant="italic">stdev</mi>
                <mrow>
                  <mrow>
                    <mi>m</mi>
                    <mo stretchy="false">=</mo>
                    <mn>1.</mn>
                  </mrow>
                  <mn>.24</mn>
                </mrow>
              </munder>
            </mrow>
            <mrow>
              <mo stretchy="false">{</mo>
              <msub>
                <mi mathvariant="italic">residual</mi>
                <mi>m</mi>
              </msub>
              <mo stretchy="false">}</mo>
            </mrow>
          </mrow>
        </mtd>
      </mtr>
    </mtable>
    <annotation encoding="StarMath 5.0">target_{m} = f1_{m}w1 + f2_{m}w2 ... + fn_{m}wn newline
residual_{m} = target_{m} - r_{m} newline
objective = stdev csub{m = 1..24}  lbrace residual_{m} rbrac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rtualStaticVoid </meta:initial-creator>
    <meta:creation-date>2011-07-16T10:31:47</meta:creation-date>
    <meta:generator>LibreOffice/3.3$Linux LibreOffice_project/330m19$Build-202</meta:generator>
  </office:meta>
</office:document-meta>
</file>